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da7d8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7mm" svg:height="90.04mm" svg:x="255.51mm" svg:y="4.78mm">
            <draw:object draw:notify-on-update-of-ranges="Planilha1.B3:Planilha1.B3 Planilha1.B2:Planilha1.D2 Planilha1.A3:Planilha1.A3 Planilha1.B3:Planilha1.D3 Planilha1.A4:Planilha1.A4 Planilha1.B4:Planilha1.D4 Planilha1.A5:Planilha1.A5 Planilha1.B5:Planilha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57.35mm" svg:y="108.31mm">
            <draw:object draw:notify-on-update-of-ranges="Planilha1.B13:Planilha1.D13 Planilha1.A14:Planilha1.A14 Planilha1.B14:Planilha1.D14 Planilha1.A15:Planilha1.A15 Planilha1.B15:Planilha1.D15 Planilha1.A16:Planilha1.A16 Planilha1.B16:Planilha1.D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 table:number-columns-spanned="4" table:number-rows-spanned="1">
            <text:p>Radix Sort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ce1" office:value-type="float" office:value="500000" calcext:value-type="float">
            <text:p>500000</text:p>
          </table:table-cell>
          <table:table-cell table:style-name="ce1" office:value-type="float" office:value="750000" calcext:value-type="float">
            <text:p>750000</text:p>
          </table:table-cell>
          <table:table-cell table:style-name="ce1"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Ordenado</text:p>
          </table:table-cell>
          <table:table-cell office:value-type="float" office:value="0.085" calcext:value-type="float">
            <text:p>0,085</text:p>
          </table:table-cell>
          <table:table-cell office:value-type="float" office:value="0.115" calcext:value-type="float">
            <text:p>0,115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string" calcext:value-type="string">
            <text:p>Invertido</text:p>
          </table:table-cell>
          <table:table-cell office:value-type="float" office:value="0.072" calcext:value-type="float">
            <text:p>0,072</text:p>
          </table:table-cell>
          <table:table-cell office:value-type="float" office:value="0.12" calcext:value-type="float">
            <text:p>0,12</text:p>
          </table:table-cell>
          <table:table-cell office:value-type="float" office:value="0.186" calcext:value-type="float">
            <text:p>0,186</text:p>
          </table:table-cell>
        </table:table-row>
        <table:table-row table:style-name="ro1">
          <table:table-cell office:value-type="string" calcext:value-type="string">
            <text:p>Randômico</text:p>
          </table:table-cell>
          <table:table-cell office:value-type="float" office:value="0.063" calcext:value-type="float">
            <text:p>0,063</text:p>
          </table:table-cell>
          <table:table-cell office:value-type="float" office:value="0.078" calcext:value-type="float">
            <text:p>0,078</text:p>
          </table:table-cell>
          <table:table-cell office:value-type="float" office:value="0.128" calcext:value-type="float">
            <text:p>0,128</text:p>
          </table:table-cell>
        </table:table-row>
        <table:table-row table:style-name="ro1" table:number-rows-repeated="6">
          <table:table-cell table:style-name="Default" table:number-columns-repeated="4"/>
        </table:table-row>
        <table:table-row table:style-name="ro1">
          <table:table-cell office:value-type="string" calcext:value-type="string" table:number-columns-spanned="4" table:number-rows-spanned="1">
            <text:p>Heap Sort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ce1" office:value-type="float" office:value="500000" calcext:value-type="float">
            <text:p>500000</text:p>
          </table:table-cell>
          <table:table-cell table:style-name="ce1" office:value-type="float" office:value="750000" calcext:value-type="float">
            <text:p>750000</text:p>
          </table:table-cell>
          <table:table-cell table:style-name="ce1"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Ordenado</text:p>
          </table:table-cell>
          <table:table-cell office:value-type="float" office:value="0.087" calcext:value-type="float">
            <text:p>0,087</text:p>
          </table:table-cell>
          <table:table-cell office:value-type="float" office:value="0.139" calcext:value-type="float">
            <text:p>0,139</text:p>
          </table:table-cell>
          <table:table-cell office:value-type="float" office:value="0.186" calcext:value-type="float">
            <text:p>0,186</text:p>
          </table:table-cell>
        </table:table-row>
        <table:table-row table:style-name="ro1">
          <table:table-cell office:value-type="string" calcext:value-type="string">
            <text:p>Invertido</text:p>
          </table:table-cell>
          <table:table-cell office:value-type="float" office:value="0.09" calcext:value-type="float">
            <text:p>0,09</text:p>
          </table:table-cell>
          <table:table-cell office:value-type="float" office:value="0.163" calcext:value-type="float">
            <text:p>0,163</text:p>
          </table:table-cell>
          <table:table-cell office:value-type="float" office:value="0.248" calcext:value-type="float">
            <text:p>0,248</text:p>
          </table:table-cell>
        </table:table-row>
        <table:table-row table:style-name="ro1">
          <table:table-cell office:value-type="string" calcext:value-type="string">
            <text:p>Randômico</text:p>
          </table:table-cell>
          <table:table-cell office:value-type="float" office:value="0.233" calcext:value-type="float">
            <text:p>0,233</text:p>
          </table:table-cell>
          <table:table-cell office:value-type="float" office:value="0.243" calcext:value-type="float">
            <text:p>0,243</text:p>
          </table:table-cell>
          <table:table-cell office:value-type="float" office:value="0.468" calcext:value-type="float">
            <text:p>0,4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6:46:11.962000000</meta:creation-date>
    <dc:date>2018-09-06T17:06:21.560000000</dc:date>
    <meta:editing-duration>PT5M29S</meta:editing-duration>
    <meta:editing-cycles>1</meta:editing-cycles>
    <meta:document-statistic meta:table-count="1" meta:cell-count="32" meta:object-count="2"/>
    <meta:generator>LibreOffice/5.4.5.1$Windows_X86_64 LibreOffice_project/79c9829dd5d8054ec39a82dc51cd9eff340dbee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71cm" svg:y="0.316cm" chart:style-name="ch2">
          <text:p>Radix Sort</text:p>
        </chart:title>
        <chart:legend chart:legend-position="end" svg:x="12.934cm" svg:y="3.705cm" style:legend-expansion="high" chart:style-name="ch3"/>
        <chart:plot-area chart:style-name="ch4" table:cell-range-address="Planilha1.A3:Planilha1.D5 Planilha1.B2:Planilha1.D2" chart:data-source-has-labels="both" svg:x="1.33cm" svg:y="1.275cm" svg:width="11.285cm" svg:height="6.569cm">
          <chartooo:coordinate-region svg:x="2.242cm" svg:y="1.474cm" svg:width="9.723cm" svg:height="5.723cm"/>
          <chart:axis chart:dimension="x" chart:name="primary-x" chart:style-name="ch5" chartooo:axis-type="auto">
            <chartooo:date-scale/>
            <chart:title svg:x="5.83cm" svg:y="8.024cm" chart:style-name="ch6">
              <text:p>Qtde de Dados</text:p>
            </chart:title>
            <chart:categories table:cell-range-address="Planilha1.B2:Planilha1.D2"/>
          </chart:axis>
          <chart:axis chart:dimension="y" chart:name="primary-y" chart:style-name="ch5">
            <chart:title svg:x="0.451cm" svg:y="5.979cm" chart:style-name="ch7">
              <text:p>Tempo (segundos)</text:p>
            </chart:title>
            <chart:grid chart:style-name="ch8" chart:class="major"/>
          </chart:axis>
          <chart:series chart:style-name="ch9" chart:values-cell-range-address="Planilha1.B3:Planilha1.D3" chart:label-cell-address="Planilha1.A3:Planilha1.A3" chart:class="chart:line">
            <chart:data-point chart:repeated="3"/>
          </chart:series>
          <chart:series chart:style-name="ch10" chart:values-cell-range-address="Planilha1.B4:Planilha1.D4" chart:label-cell-address="Planilha1.A4:Planilha1.A4" chart:class="chart:line">
            <chart:data-point chart:repeated="3"/>
          </chart:series>
          <chart:series chart:style-name="ch11" chart:values-cell-range-address="Planilha1.B5:Planilha1.D5" chart:label-cell-address="Planilha1.A5:Planilha1.A5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500000">
                <text:p>500000</text:p>
                <draw:g>
                  <svg:desc>Planilha1.B2:Planilha1.D2</svg:desc>
                </draw:g>
              </table:table-cell>
              <table:table-cell office:value-type="float" office:value="750000">
                <text:p>75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Ordenado</text:p>
                <draw:g>
                  <svg:desc>Planilha1.A3:Planilha1.A3</svg:desc>
                </draw:g>
              </table:table-cell>
              <table:table-cell office:value-type="float" office:value="0.085">
                <text:p>0.085</text:p>
                <draw:g>
                  <svg:desc>Planilha1.B3:Planilha1.D3</svg:desc>
                </draw:g>
              </table:table-cell>
              <table:table-cell office:value-type="float" office:value="0.115">
                <text:p>0.115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Invertido</text:p>
                <draw:g>
                  <svg:desc>Planilha1.A4:Planilha1.A4</svg:desc>
                </draw:g>
              </table:table-cell>
              <table:table-cell office:value-type="float" office:value="0.072">
                <text:p>0.072</text:p>
                <draw:g>
                  <svg:desc>Planilha1.B4:Planilha1.D4</svg:desc>
                </draw:g>
              </table:table-cell>
              <table:table-cell office:value-type="float" office:value="0.12">
                <text:p>0.12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Randômico</text:p>
                <draw:g>
                  <svg:desc>Planilha1.A5:Planilha1.A5</svg:desc>
                </draw:g>
              </table:table-cell>
              <table:table-cell office:value-type="float" office:value="0.063">
                <text:p>0.063</text:p>
                <draw:g>
                  <svg:desc>Planilha1.B5:Planilha1.D5</svg:desc>
                </draw:g>
              </table:table-cell>
              <table:table-cell office:value-type="float" office:value="0.078">
                <text:p>0.078</text:p>
              </table:table-cell>
              <table:table-cell office:value-type="float" office:value="0.128">
                <text:p>0.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Heap Sort</text:p>
        </chart:title>
        <chart:legend chart:legend-position="end" svg:x="12.936cm" svg:y="3.703cm" style:legend-expansion="high" chart:style-name="ch3"/>
        <chart:plot-area chart:style-name="ch4" table:cell-range-address="Planilha1.A13:Planilha1.D16" chart:data-source-has-labels="both" svg:x="1.331cm" svg:y="1.275cm" svg:width="11.285cm" svg:height="6.564cm">
          <chartooo:coordinate-region svg:x="2.243cm" svg:y="1.474cm" svg:width="9.723cm" svg:height="5.718cm"/>
          <chart:axis chart:dimension="x" chart:name="primary-x" chart:style-name="ch5" chartooo:axis-type="auto">
            <chartooo:date-scale/>
            <chart:title svg:x="5.831cm" svg:y="8.019cm" chart:style-name="ch6">
              <text:p>Qtde de Dados</text:p>
            </chart:title>
            <chart:categories table:cell-range-address="Planilha1.B13:Planilha1.D13"/>
          </chart:axis>
          <chart:axis chart:dimension="y" chart:name="primary-y" chart:style-name="ch5">
            <chart:title svg:x="0.451cm" svg:y="5.977cm" chart:style-name="ch7">
              <text:p>Tempo (segundos)</text:p>
            </chart:title>
            <chart:grid chart:style-name="ch8" chart:class="major"/>
          </chart:axis>
          <chart:series chart:style-name="ch9" chart:values-cell-range-address="Planilha1.B14:Planilha1.D14" chart:label-cell-address="Planilha1.A14:Planilha1.A14" chart:class="chart:line">
            <chart:data-point chart:repeated="3"/>
          </chart:series>
          <chart:series chart:style-name="ch10" chart:values-cell-range-address="Planilha1.B15:Planilha1.D15" chart:label-cell-address="Planilha1.A15:Planilha1.A15" chart:class="chart:line">
            <chart:data-point chart:repeated="3"/>
          </chart:series>
          <chart:series chart:style-name="ch11" chart:values-cell-range-address="Planilha1.B16:Planilha1.D16" chart:label-cell-address="Planilha1.A16:Planilha1.A16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500000">
                <text:p>500000</text:p>
                <draw:g>
                  <svg:desc>Planilha1.B13:Planilha1.D13</svg:desc>
                </draw:g>
              </table:table-cell>
              <table:table-cell office:value-type="float" office:value="750000">
                <text:p>75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Ordenado</text:p>
                <draw:g>
                  <svg:desc>Planilha1.A14:Planilha1.A14</svg:desc>
                </draw:g>
              </table:table-cell>
              <table:table-cell office:value-type="float" office:value="0.087">
                <text:p>0.087</text:p>
                <draw:g>
                  <svg:desc>Planilha1.B14:Planilha1.D14</svg:desc>
                </draw:g>
              </table:table-cell>
              <table:table-cell office:value-type="float" office:value="0.139">
                <text:p>0.139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Invertido</text:p>
                <draw:g>
                  <svg:desc>Planilha1.A15:Planilha1.A15</svg:desc>
                </draw:g>
              </table:table-cell>
              <table:table-cell office:value-type="float" office:value="0.09">
                <text:p>0.09</text:p>
                <draw:g>
                  <svg:desc>Planilha1.B15:Planilha1.D15</svg:desc>
                </draw:g>
              </table:table-cell>
              <table:table-cell office:value-type="float" office:value="0.163">
                <text:p>0.163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Randômico</text:p>
                <draw:g>
                  <svg:desc>Planilha1.A16:Planilha1.A16</svg:desc>
                </draw:g>
              </table:table-cell>
              <table:table-cell office:value-type="float" office:value="0.233">
                <text:p>0.233</text:p>
                <draw:g>
                  <svg:desc>Planilha1.B16:Planilha1.D16</svg:desc>
                </draw:g>
              </table:table-cell>
              <table:table-cell office:value-type="float" office:value="0.243">
                <text:p>0.243</text:p>
              </table:table-cell>
              <table:table-cell office:value-type="float" office:value="0.468">
                <text:p>0.4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